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7"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34"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35"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36"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37"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38"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39"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40"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41"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42" style:family="paragraph" style:parent-style-name="Standard">
      <style:text-properties fo:color="#729fcf" loext:opacity="100%" officeooo:rsid="0007da9c" officeooo:paragraph-rsid="0007da9c"/>
    </style:style>
    <style:style style:name="P43" style:family="paragraph" style:parent-style-name="Standard">
      <style:text-properties fo:color="#729fcf" loext:opacity="100%" officeooo:rsid="000b01d7" officeooo:paragraph-rsid="0007da9c"/>
    </style:style>
    <style:style style:name="P44" style:family="paragraph" style:parent-style-name="Standard">
      <style:text-properties fo:color="#729fcf" loext:opacity="100%"/>
    </style:style>
    <style:style style:name="P45"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46"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P4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48"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49" style:family="paragraph" style:parent-style-name="Standard">
      <style:text-properties fo:color="#000000" loext:opacity="100%" style:text-underline-style="none" fo:font-weight="normal" officeooo:rsid="004a0465" officeooo:paragraph-rsid="004f79df" fo:background-color="transparent" style:font-weight-asian="normal" style:font-weight-complex="normal"/>
    </style:style>
    <style:style style:name="P50" style:family="paragraph" style:parent-style-name="Standard">
      <style:text-properties fo:color="#000000" loext:opacity="100%" style:text-underline-style="none" fo:font-weight="normal" officeooo:rsid="004a0465" officeooo:paragraph-rsid="0050c4ce" fo:background-color="transparent" style:font-weight-asian="normal" style:font-weight-complex="normal"/>
    </style:style>
    <style:style style:name="P51" style:family="paragraph" style:parent-style-name="Standard">
      <style:text-properties fo:color="#000000" loext:opacity="100%" style:text-underline-style="none" fo:font-weight="normal" officeooo:rsid="004a0465" officeooo:paragraph-rsid="00549fad" fo:background-color="transparent" style:font-weight-asian="normal" style:font-weight-complex="normal"/>
    </style:style>
    <style:style style:name="P52" style:family="paragraph" style:parent-style-name="Standard">
      <style:text-properties fo:color="#000000" loext:opacity="100%" style:text-underline-style="none" fo:font-weight="normal" officeooo:rsid="00548793" officeooo:paragraph-rsid="00548793" fo:background-color="transparent" style:font-weight-asian="normal" style:font-weight-complex="normal"/>
    </style:style>
    <style:style style:name="P53"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54" style:family="paragraph" style:parent-style-name="Standard">
      <style:text-properties fo:color="#000000" loext:opacity="100%" style:text-underline-style="none" fo:font-weight="normal" officeooo:rsid="004a0465" officeooo:paragraph-rsid="004f79df" fo:background-color="#ffff00" style:font-weight-asian="normal" style:font-weight-complex="normal"/>
    </style:style>
    <style:style style:name="P55"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56" style:family="paragraph" style:parent-style-name="Standard">
      <style:text-properties fo:color="#000000" loext:opacity="100%" style:text-underline-style="none" fo:font-weight="bold" officeooo:rsid="004a0465" officeooo:paragraph-rsid="004f79df" fo:background-color="transparent" style:font-weight-asian="bold" style:font-weight-complex="bold"/>
    </style:style>
    <style:style style:name="P57" style:family="paragraph" style:parent-style-name="Standard">
      <style:text-properties fo:color="#000000" loext:opacity="100%" style:text-underline-style="none" fo:font-weight="bold" officeooo:rsid="005acb65" officeooo:paragraph-rsid="005acb65" fo:background-color="transparent" style:font-weight-asian="bold" style:font-weight-complex="bold"/>
    </style:style>
    <style:style style:name="P58" style:family="paragraph" style:parent-style-name="Standard">
      <style:text-properties fo:color="#000000" loext:opacity="100%" style:text-underline-style="solid" style:text-underline-width="auto" style:text-underline-color="font-color" fo:font-weight="normal" officeooo:rsid="004a0465" officeooo:paragraph-rsid="004bcd67" fo:background-color="transparent" style:font-weight-asian="normal" style:font-weight-complex="normal"/>
    </style:style>
    <style:style style:name="P59" style:family="paragraph" style:parent-style-name="Standard">
      <style:text-properties fo:color="#000000" loext:opacity="100%" style:text-underline-style="solid" style:text-underline-width="auto" style:text-underline-color="font-color" fo:font-weight="normal" officeooo:rsid="004a0465" officeooo:paragraph-rsid="004f79df" fo:background-color="transparent" style:font-weight-asian="normal" style:font-weight-complex="normal"/>
    </style:style>
    <style:style style:name="P60" style:family="paragraph" style:parent-style-name="Standard">
      <style:text-properties fo:color="#729fcf" loext:opacity="100%" style:text-underline-style="none" fo:font-weight="bold" officeooo:rsid="004a0465" officeooo:paragraph-rsid="004bcd67" fo:background-color="transparent" style:font-weight-asian="bold" style:font-weight-complex="bold"/>
    </style:style>
    <style:style style:name="P61" style:family="paragraph" style:parent-style-name="Standard">
      <style:text-properties fo:color="#729fcf" loext:opacity="100%" style:text-underline-style="none" fo:font-weight="bold" officeooo:rsid="004a0465" officeooo:paragraph-rsid="004f79df" fo:background-color="transparent" style:font-weight-asian="bold" style:font-weight-complex="bold"/>
    </style:style>
    <style:style style:name="P62" style:family="paragraph" style:parent-style-name="Standard">
      <style:text-properties fo:color="#729fcf" loext:opacity="100%" style:text-underline-style="none" fo:font-weight="bold" officeooo:rsid="00445a9b" officeooo:paragraph-rsid="00445a9b" fo:background-color="transparent" style:font-weight-asian="bold" style:font-weight-complex="bold"/>
    </style:style>
    <style:style style:name="P63" style:family="paragraph" style:parent-style-name="Standard">
      <style:text-properties fo:color="#729fcf" loext:opacity="100%" style:text-underline-style="none" fo:font-weight="bold" officeooo:rsid="005adaf5" officeooo:paragraph-rsid="005adaf5" fo:background-color="transparent" style:font-weight-asian="bold" style:font-weight-complex="bold"/>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color="#000000" loext:opacity="100%" officeooo:rsid="0009477f"/>
    </style:style>
    <style:style style:name="T5" style:family="text">
      <style:text-properties fo:color="#000000" loext:opacity="100%" officeooo:rsid="0009477f" fo:background-color="#ffff00" loext:char-shading-value="0"/>
    </style:style>
    <style:style style:name="T6" style:family="text">
      <style:text-properties fo:color="#ff3838" loext:opacity="100%"/>
    </style:style>
    <style:style style:name="T7" style:family="text">
      <style:text-properties fo:color="#ff3838" loext:opacity="100%" officeooo:rsid="0028e300"/>
    </style:style>
    <style:style style:name="T8" style:family="text">
      <style:text-properties fo:color="#ff3838" loext:opacity="100%" officeooo:rsid="002d34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81544"/>
    </style:style>
    <style:style style:name="T11" style:family="text">
      <style:text-properties fo:font-weight="bold" style:font-weight-asian="bold" style:font-weight-complex="bold"/>
    </style:style>
    <style:style style:name="T12" style:family="text">
      <style:text-properties officeooo:rsid="001bc2e1"/>
    </style:style>
    <style:style style:name="T13" style:family="text">
      <style:text-properties officeooo:rsid="002d3400"/>
    </style:style>
    <style:style style:name="T14" style:family="text">
      <style:text-properties officeooo:rsid="00396401"/>
    </style:style>
    <style:style style:name="T15" style:family="text">
      <style:text-properties officeooo:rsid="00447664"/>
    </style:style>
    <style:style style:name="T16" style:family="text">
      <style:text-properties fo:color="#ff4000" loext:opacity="100%"/>
    </style:style>
    <style:style style:name="T17" style:family="text">
      <style:text-properties fo:color="#ff4000" loext:opacity="100%" fo:background-color="#ffff00" loext:char-shading-value="0"/>
    </style:style>
    <style:style style:name="T18" style:family="text">
      <style:text-properties officeooo:rsid="004bcd67"/>
    </style:style>
    <style:style style:name="T19" style:family="text">
      <style:text-properties officeooo:rsid="004eb5da"/>
    </style:style>
    <style:style style:name="T20" style:family="text">
      <style:text-properties style:text-underline-style="none"/>
    </style:style>
    <style:style style:name="T21" style:family="text"/>
    <style:style style:name="T22" style:family="text">
      <style:text-properties officeooo:rsid="004a0465"/>
    </style:style>
    <style:style style:name="T23" style:family="text">
      <style:text-properties fo:color="#c9211e" loext:opacity="100%"/>
    </style:style>
    <style:style style:name="T24" style:family="text">
      <style:text-properties fo:color="#ff0000" loext:opacity="100%"/>
    </style:style>
    <style:style style:name="T25" style:family="text">
      <style:text-properties officeooo:rsid="0059f3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42">3.1 Namespace using Declarations</text:p>
      <text:p text:style-name="P42"><text:tab/> <text:span text:style-name="T4">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43"><text:span text:style-name="T4"><text:tab/>Referring to library names with this notation can be cumbersome. Fortunately, there are easier ways to use namespace members. The safest way is a </text:span><text:span text:style-name="T5">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41">3.2 Library string Type</text:p>
      <text:p text:style-name="P16"><text:tab/>A string is a <text:span text:style-name="T6">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6">Note : </text:span>In addition to specifying the operations that the library types provide, the standard also imposes efficiency requirements on implementors. As a result, library types are efficient enough for general use.</text:p>
      <text:p text:style-name="P14"/>
      <text:p text:style-name="P40">3.2.1 Defining and Initializing strings</text:p>
      <text:p text:style-name="P36">string s1; <text:tab/><text:tab/>// default initialization; s1 is the empty string</text:p>
      <text:p text:style-name="P36">string s2 = s1;<text:tab/><text:tab/>// s2 is a copy of s1</text:p>
      <text:p text:style-name="P36">string s3 = "hiya";<text:tab/>// s3 is a copy of the string literal</text:p>
      <text:p text:style-name="P36">string s4(10, ’c’); <text:tab/>// s4 is cccccccccc</text:p>
      <text:p text:style-name="P36"/>
      <text:p text:style-name="P39"><text:tab/>Direct and Copy Forms of Initialization</text:p>
      <text:p text:style-name="P36"/>
      <text:p text:style-name="P38">using ‘=’ Copy initialization</text:p>
      <text:p text:style-name="P38">using ‘() or {}’ Direct initialization</text:p>
      <text:p text:style-name="P36"/>
      <text:p text:style-name="P36"/>
      <text:p text:style-name="P36"/>
      <text:p text:style-name="P36"/>
      <text:p text:style-name="P37"><text:soft-page-break/><text:span text:style-name="T9">string s1 </text:span><text:tab/><text:tab/><text:tab/>Default initialization s1 is the empty string.</text:p>
      <text:p text:style-name="P37"><text:span text:style-name="T9">string s2(s1</text:span><text:span text:style-name="T10">)</text:span><text:tab/><text:tab/><text:tab/>s2 is a copy of s1.</text:p>
      <text:p text:style-name="P37"><text:span text:style-name="T9">string s2 = s1</text:span><text:tab/><text:tab/><text:tab/>Equivalent to s2(s1), s2 is a copy of s1.</text:p>
      <text:p text:style-name="P37"><text:span text:style-name="T9">string s3("value")</text:span><text:tab/><text:tab/>s3 is a copy of the string literal, not including the null.</text:p>
      <text:p text:style-name="P37"><text:span text:style-name="T9">string s3 = "value"</text:span><text:tab/><text:tab/>Equivalent to s3("value"), s3 is a copy of the string <text:tab/>literal.</text:p>
      <text:p text:style-name="P36"><text:span text:style-name="T9">string s4(n, ’c’)</text:span><text:tab/><text:tab/>Initialize s4 with n copies of the character ’c’.</text:p>
      <text:p text:style-name="P36"/>
      <text:p text:style-name="P40">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2"><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7">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p>
      <text:p text:style-name="P17">1. If two strings have different lengths and if every character in the shorter string is equal to the corresponding character of the longer string, then the shorter string is less than the longer one.</text:p>
      <text:p text:style-name="P17"/>
      <text:p text:style-name="P17">2. If any characters at corresponding positions in the two strings differ, then the result of the string comparison is the result of comparing the first character at which the strings differ.</text:p>
      <text:p text:style-name="P17"/>
      <text:p text:style-name="P17"/>
      <text:p text:style-name="P17"/>
      <text:p text:style-name="P17"><text:soft-page-break/>As an example, consider the following strings:</text:p>
      <text:p text:style-name="P17">string str = "Hello";</text:p>
      <text:p text:style-name="P17">string phrase = "Hello World";</text:p>
      <text:p text:style-name="P17">string slang = "Hiya";</text:p>
      <text:p text:style-name="P17">Using rule 1, we see that str is less than phrase. By applying rule 2, we see that</text:p>
      <text:p text:style-name="P17">slang is greater than both str and phrase.</text:p>
      <text:p text:style-name="P17"/>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7">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8">Note:</text:span><text:span text:style-name="T13"> </text:span>These functions are defined in the cctype header.</text:p>
      <text:p text:style-name="P10"/>
      <text:p text:style-name="P45">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9">Remember that a reference is just another name for a given object.</text:span></text:p>
      <text:p text:style-name="P25"/>
      <text:p text:style-name="P26">string s("Hello World!!!"); <text:tab/>// convert s to uppercase</text:p>
      <text:p text:style-name="P26">for (auto &amp;c : s) <text:tab/><text:tab/>// for every char in s (note: c is a reference)</text:p>
      <text:p text:style-name="P26"><text:tab/>c = toupper(c); <text:tab/><text:tab/>// c is a reference, so the assignment changes the char in s</text:p>
      <text:p text:style-name="P26">cout &lt;&lt; s &lt;&lt; endl;</text:p>
      <text:p text:style-name="P26"/>
      <text:p text:style-name="P26"><text:tab/><text:span text:style-name="T11">Processing Only Some Characters?</text:span></text:p>
      <text:p text:style-name="P26"><text:tab/>There are two ways to access individual characters in a string: We can use a <text:span text:style-name="T2">subscript or an iterator.</text:span></text:p>
      <text:p text:style-name="P27"><text:tab/>The <text:span text:style-name="T2">subscript</text:span> operator <text:span text:style-name="T2">(the [] operator)</text:span> <text:span text:style-name="T14">t</text:span>akes a string::size_type value that denotes the position of the character we want to access. The operator returns a reference to the character at the given position. S[0]</text:p>
      <text:p text:style-name="P27"><text:tab/>The value in the subscript is referred to as “<text:span text:style-name="T2">a subscript” or “an index.</text:span>” The index we supply can be any expression that yields an integral value. However, if our index has a signed type, its value will be converted to the unsigned type that string::size_type represents.</text:p>
      <text:p text:style-name="P27"/>
      <text:p text:style-name="P27"><text:tab/>Before accessing the character, we check that s is not empty. Any time we use a subscript, we must ensure that there is a value at the given location. If s is empty, then s[0] is undefined.</text:p>
      <text:p text:style-name="P27"/>
      <text:p text:style-name="P27"/>
      <text:p text:style-name="P27"/>
      <text:p text:style-name="P27"/>
      <text:p text:style-name="P34"><text:soft-page-break/><text:tab/>Using a Subscript for Iteration</text:p>
      <text:p text:style-name="P27">// process characters in s until we run out of characters or we hit a whitespace</text:p>
      <text:p text:style-name="P27">for (decltype(s.size()) index = 0; index != s.size() &amp;&amp; !isspace(s[index]); ++index)</text:p>
      <text:p text:style-name="P27"><text:tab/>s[index] = toupper(s[index]); // capitalize the current character</text:p>
      <text:p text:style-name="P27"/>
      <text:p text:style-name="P32">Warning !!!</text:p>
      <text:p text:style-name="P28"/>
      <text:p text:style-name="P46">CAUTION : SUBSCRIPTS ARE UNCHECKED</text:p>
      <text:p text:style-name="P28"><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28"/>
      <text:p text:style-name="P62">3.3 Library vector Type</text:p>
      <text:p text:style-name="P28"><text:span text:style-name="T15"><text:tab/>A </text:span>vector is a collection of objects, all of which have the same type. Every object in the collection has an associated index, which gives access to that object. A vector is often referred to as a container because it “contains” other objects.</text:p>
      <text:p text:style-name="P28"><text:tab/>A vector is a class template.</text:p>
      <text:p text:style-name="P28"><text:tab/>Templates are not themselves functions or classes. Instead, they can be thought of as instructions to the compiler for generating classes or functions. The process that the compiler uses to create classes or functions from templates is called <text:span text:style-name="T17">instantiation</text:span>. When we use a template, we specify what kind of class or function we want the compiler to instantiate.</text:p>
      <text:p text:style-name="P28"><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28">→ vector&lt;int&gt; ivec; // ivec holds objects of type int</text:p>
      <text:p text:style-name="P28"/>
      <text:p text:style-name="P29"><text:span text:style-name="T16">Note : </text:span><text:span text:style-name="T2">vector is a template, not a type</text:span>. Types generated from vector must include the element type, for example, vector&lt;int&gt;.</text:p>
      <text:p text:style-name="P29"/>
      <text:p text:style-name="P29">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29"/>
      <text:p text:style-name="P30">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0">—<text:span text:style-name="T18">v</text:span>ector&lt;vector&lt;int&gt; &gt; rather than vector&lt;vector&lt;int&gt;&gt;.</text:p>
      <text:p text:style-name="P33">Some compilers may require the old-style declarations for a </text:p>
      <text:p text:style-name="P33">vector of vectors, for example, vector&lt;vector&lt;int&gt; &gt;.</text:p>
      <text:p text:style-name="P33"/>
      <text:p text:style-name="P60">3.3.1 Defining and Initializing vectors</text:p>
      <text:p text:style-name="P31">vector&lt;int&gt; ivec; <text:tab/><text:tab/>// initially empty</text:p>
      <text:p text:style-name="P31"><text:tab/><text:tab/><text:tab/><text:tab/>// give ivec some values</text:p>
      <text:p text:style-name="P31">vector&lt;int&gt; ivec2(ivec);<text:tab/>// copy elements of ivec into ivec2</text:p>
      <text:p text:style-name="P30">vector&lt;int&gt; ivec3 = ivec;<text:tab/>// copy elements of ivec into ivec3</text:p>
      <text:p text:style-name="P31">vector&lt;string&gt; svec(ivec2);<text:tab/>// error: svec holds strings, not ints</text:p>
      <text:p text:style-name="P30"/>
      <text:p text:style-name="P30"/>
      <text:p text:style-name="P35"><text:soft-page-break/></text:p>
      <text:p text:style-name="P35"><text:tab/>List Initializing a vector</text:p>
      <text:p text:style-name="P30"><text:tab/>Another way to provide element values, is that under the new standard, we can list initialize (§ 2.2.1, p. 43) a vector from a list of zero or more initial element values enclosed in curly braces.</text:p>
      <text:p text:style-name="P30"><text:tab/><text:span text:style-name="T9">vector&lt;string&gt; articles = {"a", "an", "the"};</text:span></text:p>
      <text:p text:style-name="P30"><text:tab/>we can supply a list of element values only by using list initialization in which the initializers are enclosed in curly braces. We cannot supply a list of initializers using parentheses:</text:p>
      <text:p text:style-name="P30"><text:tab/>→ vector&lt;string&gt; v1{"a", "an", "the"};<text:tab/>// list initialization</text:p>
      <text:p text:style-name="P30"><text:tab/>→ vector&lt;string&gt; v2("a", "an", "the");<text:tab/>// error</text:p>
      <text:p text:style-name="P30"/>
      <text:p text:style-name="P35"><text:tab/>Creating a Specified Number of Elements</text:p>
      <text:p text:style-name="P30"><text:tab/><text:span text:style-name="T19">C</text:span>reating a Specified Number of Elements We can also initialize a vector from a count and an element value. The count determines how many elements the vector will have; the value provides the initial value for each of those elements.</text:p>
      <text:p text:style-name="P58"><text:span text:style-name="T20"><text:tab/>→</text:span> vector&lt;int&gt; ivec(10, -1); // ten int elements, each initialized to -1</text:p>
      <text:p text:style-name="P58"><text:span text:style-name="T20"><text:tab/>→</text:span> vector&lt;string&gt; svec(10, "hi!"); // ten strings; each element is "hi!"</text:p>
      <text:p text:style-name="P56"><text:tab/></text:p>
      <text:p text:style-name="P56"><text:tab/>Value Initialization</text:p>
      <text:p text:style-name="P49"><text:tab/>We can usually omit the value and supply only a size. In this case the library creates a <text:span text:style-name="T3">value-initialized</text:span><text:span text:style-name="T21"> </text:span>element initializer for us. This library-generated value is used to initialize each element in the container. The value of the element initializer depends on the type of the elements stored in the vector.</text:p>
      <text:p text:style-name="P49"><text:tab/>If the vector holds elements of a built-in type, such as int, then the element initializer has a value of 0. If the elements are of a class type, such as string, then the element initializer is itself default initialized:</text:p>
      <text:p text:style-name="P59"><text:span text:style-name="T20"><text:tab/></text:span>vector&lt;int&gt; ivec(10);<text:span text:style-name="T20"> <text:tab/><text:tab/></text:span>// ten elements, each initialized to <text:span text:style-name="T20">0</text:span></text:p>
      <text:p text:style-name="P59"><text:span text:style-name="T20"><text:tab/></text:span>vector&lt;string&gt; svec(10);<text:span text:style-name="T20"> <text:tab/></text:span>// ten elements, each an empty string</text:p>
      <text:p text:style-name="P50">There are two restrictions on this form of initialization:</text:p>
      <text:p text:style-name="P50">- <text:s/>The first restriction is that some classes require that we always supply an explicit initializer. If</text:p>
      <text:p text:style-name="P49">our vector holds objects of a type that we cannot default initialize, then we must supply an initial element value; it is not possible to create vectors of such types by supplying only a size.</text:p>
      <text:p text:style-name="P49">- The second restriction is that when we supply an element count without also</text:p>
      <text:p text:style-name="P49">supplying an initial value, we must use the direct form of initialization:</text:p>
      <text:p text:style-name="P49"/>
      <text:p text:style-name="P49">vector&lt;T&gt; v1<text:tab/><text:tab/><text:tab/>// vector that holds objects of type T. Default initialization;v1 is empty.</text:p>
      <text:p text:style-name="P49">vector&lt;T&gt; v2(v1)<text:tab/><text:tab/>// v2 has a copy of each element in v1.</text:p>
      <text:p text:style-name="P49">vector&lt;T&gt; v2 = v1<text:tab/><text:tab/>// Equivalent to v2(v1), v2 is a copy of the elements in v1.</text:p>
      <text:p text:style-name="P49">vector&lt;T&gt; v3(n, val)<text:tab/><text:tab/>// v3 has n elements with value val.</text:p>
      <text:p text:style-name="P49">vector&lt;T&gt; v4(n)<text:tab/><text:tab/>// v4 has n copies of a value-initialized object.</text:p>
      <text:p text:style-name="P49">vector&lt;T&gt; v5{a,b,c . . . }<text:tab/>// v5 has as many elements as there are initializers; elements are <text:tab/><text:tab/><text:tab/><text:tab/><text:tab/>// initialized by corresponding initializers.</text:p>
      <text:p text:style-name="P49">vector&lt;T&gt; v5 = {a,b,c . . . }<text:tab/>// Equivalent to v5{a,b,c . . . }.</text:p>
      <text:p text:style-name="P49"/>
      <text:p text:style-name="P49"/>
      <text:p text:style-name="P49"/>
      <text:p text:style-name="P49"/>
      <text:p text:style-name="P49"/>
      <text:p text:style-name="P49"/>
      <text:p text:style-name="P49"/>
      <text:p text:style-name="P49"/>
      <text:p text:style-name="P49"/>
      <text:p text:style-name="P49"/>
      <text:p text:style-name="P56"><text:soft-page-break/><text:tab/>List Initializer or Element Count?</text:p>
      <text:p text:style-name="P49"/>
      <text:p text:style-name="P49">vector&lt;int&gt; v1(10);<text:tab/><text:tab/>// v1 has ten elements with value 0</text:p>
      <text:p text:style-name="P49">vector&lt;int&gt; v2{10};<text:tab/><text:tab/>// v2 has one element with value 10</text:p>
      <text:p text:style-name="P49">vector&lt;int&gt; v3(10, 1);<text:tab/>// v3 has ten elements with value 1</text:p>
      <text:p text:style-name="P49">vector&lt;int&gt; v4{10, 1};<text:tab/>// v4 has two elements with values 10 and 1</text:p>
      <text:p text:style-name="P52">For <text:span text:style-name="T22">vector&lt;int&gt;</text:span>:</text:p>
      <text:p text:style-name="P49"><text:tab/>When we use parentheses, we are saying that the values we supply are to be used to <text:span text:style-name="T23">construct </text:span>the object.</text:p>
      <text:p text:style-name="P49"><text:tab/>When we use curly braces, {...}, we’re saying that, if possible, we want to</text:p>
      <text:p text:style-name="P49"><text:span text:style-name="T23">list initialize</text:span> the object.</text:p>
      <text:p text:style-name="P51">On the other hand, </text:p>
      <text:p text:style-name="P51">if we use braces and there is no way to use the initializers to list initialize the object, then those values will be used to construct the object. For example, to list initialize a vector of strings, we must supply values that can be used as strings. In this case, there is no confusion about whether to list initialize the elements or construct a vector of the given size:</text:p>
      <text:p text:style-name="P49">vector&lt;string&gt; v5{"hi"}; <text:tab/>// list initialization: v5 has one element</text:p>
      <text:p text:style-name="P49">vector&lt;string&gt; v6("hi"); <text:tab/>// error: can’t construct a vector from a string literal</text:p>
      <text:p text:style-name="P49">vector&lt;string&gt; v7{10}; <text:tab/>// v7 has ten default-initialized elements</text:p>
      <text:p text:style-name="P49">vector&lt;string&gt; v8{10, "hi"};<text:tab/>// v8 has ten elements with value "hi"</text:p>
      <text:p text:style-name="P49"/>
      <text:p text:style-name="P61">3.3.2 Adding Elements to a vector</text:p>
      <text:p text:style-name="P49">vector&lt;int&gt; v2;<text:tab/><text:tab/>// empty vector</text:p>
      <text:p text:style-name="P49">for (int i = 0; i != 100; ++i)</text:p>
      <text:p text:style-name="P49"><text:tab/>v2.<text:span text:style-name="T24">push_back</text:span>(i);<text:tab/>// append sequential integers to v2</text:p>
      <text:p text:style-name="P49">// at end of loop v2 has 100 elements, values 0 . . . 99</text:p>
      <text:p text:style-name="P49"/>
      <text:p text:style-name="P54">KEY CONCEPT: VECTORS GROW <text:span text:style-name="T25">E</text:span>FFICIENTLY</text:p>
      <text:p text:style-name="P54"/>
      <text:p text:style-name="P57"><text:tab/>Programming Implications of Adding Elements to a vector</text:p>
      <text:p text:style-name="P53"><text:span text:style-name="T24">Warning:</text:span> The body of a range for must not change the size of the sequence over which it is iterating.</text:p>
      <text:p text:style-name="P53"/>
      <text:p text:style-name="P63">3.3.3 Other vector Operations</text:p>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07T15:11:26.653022474</dc:date>
    <meta:editing-duration>PT4H17M29S</meta:editing-duration>
    <meta:editing-cycles>86</meta:editing-cycles>
    <meta:document-statistic meta:table-count="0" meta:image-count="0" meta:object-count="0" meta:page-count="7" meta:paragraph-count="195" meta:word-count="3054" meta:character-count="17609" meta:non-whitespace-character-count="14591"/>
  </office:meta>
</office:document-meta>
</file>